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onfigGui.createClassname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avaConfigGui.actionPerformed( ActionEvent ev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JavaConfigGui.JavaConfigGui( boolean displayName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ConfigGui.modifyTestElement( TestElement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ConfigGui.JavaConfig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onfigGui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ConfigGui.createParamet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Config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ConfigGui.configure( TestElement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Config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